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옛체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옛체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옛체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1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1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1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1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1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2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2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2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2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2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4-1-1">
      <style:text-properties style:font-name="휴먼옛체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4-1-2">
      <style:text-properties style:font-name="휴먼옛체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4-1-3">
      <style:text-properties style:font-name="휴먼옛체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26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4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4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</text:span><text:span text:style-name="p1-1-2">직  제  규  정 </text:span><text:span text:style-name="p1-1-3">]</text:span></text:p>
      <text:p text:style-name="Paragraph-2"/>
      <text:p text:style-name="바탕글"><text:span text:style-name="p3-1-1"> 1. 다음은 직제규정에 대한 설명이다. 바르게 설명된 것은 ?</text:span></text:p>
      <text:p text:style-name="바탕글"><text:span text:style-name="p4-1-1">  가. 공단의 기구설치 및 직제의 개폐는 운영위원회의 의결을 거쳐 건설교통부장관의</text:span></text:p>
      <text:p text:style-name="바탕글"><text:span text:style-name="p5-1-1">      승인을 받아야 한다.</text:span></text:p>
      <text:p text:style-name="바탕글"><text:span text:style-name="p6-1-1">  나. 공단의 구성원으로 공단에 이사장, 부이사장, 이사와 직원을 둔다.</text:span></text:p>
      <text:p text:style-name="바탕글"><text:span text:style-name="p7-1-1">  다. 부이사장은 이사장을 보좌하며 안전관리실 업무를 관장한다.</text:span></text:p>
      <text:p text:style-name="바탕글"><text:span text:style-name="p8-1-1">  라. 감사는 이사로서 공단의회계 및 업무를 감사하며, 감사실업무를 관장한다.</text:span></text:p>
      <text:p text:style-name="바탕글"/>
      <text:p text:style-name="바탕글"><text:span text:style-name="p10-1-1"> 2. 다음은 직제규정에 대한 설명이다. 바르게 설명된 것은 ?</text:span></text:p>
      <text:p text:style-name="바탕글"><text:span text:style-name="p11-1-1">  가. 이사장 및 부이사장이 사고가 있을때에는 운영이사가 그업무를 대행한다.</text:span></text:p>
      <text:p text:style-name="바탕글"><text:span text:style-name="p12-1-1">  나. 공단은 필요에 따라 고문, 전문위원 및 자문위원을 위촉할수 있으며 비상근으로 </text:span></text:p>
      <text:p text:style-name="바탕글"><text:span text:style-name="p13-1-1">      하여야 한다. </text:span></text:p>
      <text:p text:style-name="바탕글"><text:span text:style-name="p14-1-1">  다. 우리공단의 현업기관의 수는 10개이다.</text:span></text:p>
      <text:p text:style-name="바탕글"><text:span text:style-name="p15-1-1">  라. 산업안전보건에 관한 업무는 총무처의 분장업무이다.</text:span></text:p>
      <text:p text:style-name="바탕글"/>
      <text:p text:style-name="바탕글"><text:span text:style-name="p17-1-1"> 3. 다음은 우리공단 직원에 대한 구분 및 구성이다. 잘못된 것은</text:span><text:span text:style-name="p17-1-2">？</text:span></text:p>
      <text:p text:style-name="바탕글"><text:span text:style-name="p18-1-1">  가. 직원은 일반직, 고용직으로 구분한다</text:span></text:p>
      <text:p text:style-name="바탕글"><text:span text:style-name="p19-1-1">  나. 일반직 직원의 직급을 1급에서 6급으로하고 4급에서 6급은 이를다시(갑)(을)로 구분한다</text:span></text:p>
      <text:p text:style-name="바탕글"><text:span text:style-name="p20-1-1">  다. 일반직 직원의 정원중 6급을직원이 6급갑으로 5급을직원이 5급갑으로 자동승진하는 경  </text:span><text:span text:style-name="p20-2-1">      우에는 그 승진에 상응하는 직급의 정원이 따로 있는 것으로 본다</text:span></text:p>
      <text:p text:style-name="바탕글"><text:span text:style-name="p21-1-1">  라. 비서,비상계획 및 예비군등 업무수행상 특수한 신분을 요하는 분야에 일반직에 상당하  </text:span><text:span text:style-name="p21-2-1">      는 별정직을 둘 수 있다</text:span></text:p>
      <text:p text:style-name="바탕글"/>
      <text:p text:style-name="바탕글"><text:span text:style-name="p23-1-1"> 4. 다음은 우리공단 이사의 업무관장에 대한 설명이다. 잘못된 것은</text:span><text:span text:style-name="p23-1-2">？</text:span></text:p>
      <text:p text:style-name="바탕글"><text:span text:style-name="p24-1-1">  가. 이사는 이사장 및 부이사장을 보좌한다</text:span></text:p>
      <text:p text:style-name="바탕글"><text:span text:style-name="p25-1-1">  나. 기획이사는 교육원,  기획처, 총무처, 재정처, 비서실 업무를 관장한다</text:span></text:p>
      <text:p text:style-name="바탕글"><text:span text:style-name="p26-1-1">  다. 운영이사는 운수처, 기전처, 시설처 업무만 관장한다</text:span></text:p>
      <text:p text:style-name="바탕글"><text:span text:style-name="p27-1-1">  라. 건설본부장은 건설1처, 건설2처, 건설3처 업무를 관장한다</text:span></text:p>
      <text:p text:style-name="바탕글"/>
      <text:p text:style-name="바탕글"><text:span text:style-name="p29-1-1"> 5. 다음중 교육원의 분장업무가 아닌것은 ?</text:span></text:p>
      <text:p text:style-name="바탕글"><text:span text:style-name="p30-1-1">  가. 교육에 관한 연구 및 교육효과의 측정평가</text:span></text:p>
      <text:p text:style-name="바탕글"><text:span text:style-name="p31-1-1">  나. 교육훈련계획 총괄</text:span></text:p>
      <text:p text:style-name="바탕글"><text:span text:style-name="p32-1-1">  다. 직업, 직장교육에 대한 지원</text:span></text:p>
      <text:p text:style-name="바탕글"><text:span text:style-name="p33-1-1">  라. 교육원 교육시행계획 수립 및 추진</text:span></text:p>
      <text:p text:style-name="바탕글"/>
      <text:p text:style-name="바탕글"><text:span text:style-name="p35-1-1"> 6. 다음중 각처실별 분장업무가 바르게 짝지워진 것은 ?</text:span></text:p>
      <text:p text:style-name="바탕글"><text:span text:style-name="p36-1-1">  가. 비상계획실   -  당직업무관리</text:span></text:p>
      <text:p text:style-name="바탕글"><text:span text:style-name="p37-1-1">  나. 재  정  처   -  공사, 용역, 물품의 검사</text:span></text:p>
      <text:p text:style-name="바탕글"><text:span text:style-name="p38-1-1">  다. 운  수  처   -  운영분야사무 및 지원총괄</text:span></text:p>
      <text:p text:style-name="바탕글"><text:span text:style-name="p39-1-1">  라. 건 설 1 처   -  수탁 및 위탁공사 소요비용산정통보, 정산처리</text:span></text:p>
      <text:p text:style-name="바탕글"/>
      <text:p text:style-name="바탕글"><text:span text:style-name="p41-1-1"> 7. 다음중 각 처ㆍ실별 분장업무가 바르게 짝지워진 것은</text:span><text:span text:style-name="p41-1-2">？</text:span></text:p>
      <text:p text:style-name="바탕글"><text:span text:style-name="p42-1-1">  가. 비서실 -- 임원실에 관한사항</text:span></text:p>
      <text:p text:style-name="바탕글"><text:span text:style-name="p43-1-1">  나. 총무처 -- 소송에 관한사항</text:span></text:p>
      <text:p text:style-name="바탕글"><text:span text:style-name="p44-1-1">  다. 기획처 -- 이사회 운영에 관한사항</text:span></text:p>
      <text:p text:style-name="바탕글"><text:span text:style-name="p45-1-1">  라. 재정처 -- 도입 외자재의 검사</text:span></text:p>
      <text:p text:style-name="바탕글"/>
      <text:p text:style-name="바탕글"><text:span text:style-name="p47-1-1"> 8. 다음중 각 처ㆍ실별 분장업무가 바르게 짝지워진 것은</text:span></text:p>
      <text:p text:style-name="바탕글"><text:span text:style-name="p48-1-1">  가. 총무처 -- 정원관리</text:span></text:p>
      <text:p text:style-name="바탕글"><text:span text:style-name="p49-1-1">  나. 안전관리실 -- 재난관리법 및 운영구간 자연재해 대책업무</text:span></text:p>
      <text:p text:style-name="바탕글"><text:span text:style-name="p50-1-1">  다. 건설1처 -- 수탁, 위탁 및 부대사업공사 설계 및 시공감독</text:span></text:p>
      <text:p text:style-name="바탕글"><text:span text:style-name="p51-1-1">  라. 건설2처 -- 도시철도건설 공정관리</text:span></text:p>
      <text:p text:style-name="바탕글"/>
      <text:p text:style-name="바탕글"><text:span text:style-name="p53-1-1"> 9. 다음중 각 처ㆍ실별 분장업무가 틀리게 짝지워진 것은</text:span></text:p>
      <text:p text:style-name="바탕글"><text:span text:style-name="p54-1-1">  가. 건설1처 -- 도시철도건설, 환기, 냉난방소방 기타 부대설비의 설계 및 시공감독</text:span></text:p>
      <text:p text:style-name="바탕글"><text:span text:style-name="p55-1-1">  나. 기획처 -- 조직관리</text:span></text:p>
      <text:p text:style-name="바탕글"><text:span text:style-name="p56-1-1">  다. 안전관리실 -- 비상계획수립 및 조정, 민방위 및 예비군 운영</text:span></text:p>
      <text:p text:style-name="바탕글"><text:span text:style-name="p57-1-1">  라. 총무처 -- 당직업무관리</text:span></text:p>
      <text:p text:style-name="바탕글"/>
      <text:p text:style-name="바탕글"><text:span text:style-name="p59-1-1">10. 다음은 2001.1.1현재 우리공단 임ㆍ직원의 정원에 관한 사항이다. 바르게 짝지워진 것은</text:span><text:span text:style-name="p59-1-2">？</text:span></text:p>
      <text:p text:style-name="바탕글"><text:span text:style-name="p60-1-1">  가. 총정원 : 2,983,  임원 : 6,   일반직 :2,921,   별정직 : 12,   고용직 : 44</text:span></text:p>
      <text:p text:style-name="바탕글"><text:span text:style-name="p61-1-1">  나. 총정원 : 2,809,  임원 : 6,   일반직 :2,744,   별정직 : 10,   고용직 : 49</text:span></text:p>
      <text:p text:style-name="바탕글"><text:span text:style-name="p62-1-1">  다. 총정원 : 2,810,  임원 : 6,   일반직 :2,744,   별정직 : 10,   고용직 : 50</text:span></text:p>
      <text:p text:style-name="바탕글"><text:span text:style-name="p63-1-1">  라. 총정원 : 2,813,  임원 : 6,   일반직 :2,744,   별정직 : 13,   고용직 : 50</text:span></text:p>
      <text:p text:style-name="바탕글"/>
      <text:p text:style-name="바탕글"><text:span text:style-name="p65-1-1">11. 우리공단 기구의 구성에 대하여 바르게 설명한 것은 ?</text:span></text:p>
      <text:p text:style-name="바탕글"><text:span text:style-name="p66-1-1">  가. 본 사 : 9처 1원 5실 35부,  현업기관 : 8현업</text:span></text:p>
      <text:p text:style-name="바탕글"><text:span text:style-name="p67-1-1">  나. 본 사 : 9처 1원 4실 36부,  현업기관 : 13현업</text:span></text:p>
      <text:p text:style-name="바탕글"><text:span text:style-name="p68-1-1">  다. 본 사 : 9처 1원 3실 33부,  현업기관 : 13현업</text:span></text:p>
      <text:p text:style-name="바탕글"><text:span text:style-name="p69-1-1">  라. 본 사 : 8처 1원 5실 36부,  현업기관 : 8현업</text:span></text:p>
      <text:p text:style-name="바탕글"/>
      <text:p text:style-name="바탕글"><text:span text:style-name="p71-1-1">12. 다음중 현업기관이 아닌부서는 ?</text:span></text:p>
      <text:p text:style-name="바탕글"><text:span text:style-name="p72-1-1">  가. 시설관리소                     나. 교육원</text:span></text:p>
      <text:p text:style-name="바탕글"><text:span text:style-name="p73-1-1">  다. 전기사무소                     라. 역무소</text:span></text:p>
      <text:p text:style-name="바탕글"/>
      <text:p text:style-name="바탕글"><text:span text:style-name="p75-1-1">13. 문제삭제</text:span></text:p>
      <text:p text:style-name="바탕글"/>
      <text:p text:style-name="바탕글"/>
      <text:p text:style-name="바탕글"><text:span text:style-name="p78-1-1">14. 다음중 시설처 영선설비부장의 보직기준이 맞는것은 ?</text:span></text:p>
      <text:p text:style-name="바탕글"><text:span text:style-name="p79-1-1">  가. 3급 건축, 전기                       나. 2급 기계, 전기</text:span></text:p>
      <text:p text:style-name="바탕글"><text:span text:style-name="p80-1-1">  다. 2급 또는 3급 건축, 기계              라. 2급 또는 3급 건축, 전기</text:span></text:p>
      <text:p text:style-name="바탕글"/>
      <text:p text:style-name="바탕글"><text:span text:style-name="p82-1-1">15. 다음중 건설1처 건축부장의 보직기준으로 맞는것은 ?</text:span></text:p>
      <text:p text:style-name="바탕글"><text:span text:style-name="p83-1-1">  가. 2급 건축                            나. 2급 또는 3급 건축</text:span></text:p>
      <text:p text:style-name="바탕글"><text:span text:style-name="p84-1-1">  다. 2급 또는 3급 건축, 토목              라. 3급 건축      </text:span></text:p>
      <text:p text:style-name="바탕글"/>
      <text:p text:style-name="바탕글"><text:span text:style-name="p86-1-1">16. 다음중 호포승무관리소장의 보직기준으로 맞는것은 ?</text:span></text:p>
      <text:p text:style-name="바탕글"><text:span text:style-name="p87-1-1">  가. 2급 운전                      나. 1급 또는 2급 운영, 운전          </text:span></text:p>
      <text:p text:style-name="바탕글"><text:span text:style-name="p88-1-1">  다. 2급 운영, 운전                라. 1급 또는 2급 운전</text:span></text:p>
      <text:p text:style-name="바탕글"/>
      <text:p text:style-name="바탕글"><text:span text:style-name="p90-1-1">17. 다음중 노포차량기지창장의 보직기준으로 맞는것은 ?</text:span></text:p>
      <text:p text:style-name="바탕글"><text:span text:style-name="p91-1-1">  가. 1급              나. 1급, 2급 기계, 전기</text:span></text:p>
      <text:p text:style-name="바탕글"><text:span text:style-name="p92-1-1">  다. 1급, 2급 기계     라. 1급, 2급 전기</text:span></text:p>
      <text:p text:style-name="바탕글"/>
      <text:p text:style-name="바탕글"><text:span text:style-name="p94-1-1">18. 다음중 시설관리소장의 보직기준으로 맞는 것은 ?</text:span></text:p>
      <text:p text:style-name="바탕글"><text:span text:style-name="p95-1-1">  가. 1급,  2급 토목, 건축, 전기           나. 1급, 2급 토목, 건축, 기계</text:span></text:p>
      <text:p text:style-name="바탕글"><text:span text:style-name="p96-1-1">  다. 1급,  2급 토목                      라. 1급, 2급 건축</text:span></text:p>
      <text:p text:style-name="바탕글"/>
      <text:p text:style-name="바탕글"><text:span text:style-name="p98-1-1">19. 다음중 비상계획부장의 보직기준으로 틀린 것은</text:span><text:span text:style-name="p98-1-2">？</text:span></text:p>
      <text:p text:style-name="바탕글"><text:span text:style-name="p99-1-1">  가. 1급운영 또는 1급상당별정직        나. 2급운영 또는 2급상당별정직</text:span></text:p>
      <text:p text:style-name="바탕글"><text:span text:style-name="p100-1-1">  다. 1급 또는 2급상당 별정직           라. 2급 또는 운영3급, 2급 또는 3급상당 별정직</text:span></text:p>
      <text:p text:style-name="바탕글"/>
      <text:p text:style-name="바탕글"><text:span text:style-name="p102-1-1">20. 다음중 건설3처 전기공사부장의 보직기준에 맞는 것은</text:span><text:span text:style-name="p102-1-2">？</text:span></text:p>
      <text:p text:style-name="바탕글"><text:span text:style-name="p103-1-1">  가. 2급 또는 3급 기계ㆍ전기            나. 2급 또는 3급 전기</text:span></text:p>
      <text:p text:style-name="바탕글"><text:span text:style-name="p104-1-1">  다. 2급 또는 3급 기계                  라. 2급 전기</text:span></text:p>
      <text:p text:style-name="바탕글"/>
      <text:p text:style-name="바탕글"><text:span text:style-name="p106-1-1">21. 다음중 지하철 전기사무소장의 보직기준으로 맞는 것은</text:span><text:span text:style-name="p106-1-2">？</text:span></text:p>
      <text:p text:style-name="바탕글"><text:span text:style-name="p107-1-1">  가. 1급 전기, 신호, 통신               나. 1급 또는 2급 전기, 신호, 통신</text:span></text:p>
      <text:p text:style-name="바탕글"><text:span text:style-name="p108-1-1">  다. 1급 전기                          라. 1급 또는 2급 전기</text:span></text:p>
      <text:p text:style-name="바탕글"/>
      <text:p text:style-name="바탕글"/>
      <text:p text:style-name="바탕글"/>
      <text:p text:style-name="바탕글"/>
      <text:p text:style-name="바탕글"/>
      <text:p text:style-name="Paragraph-114"/>
      <text:p text:style-name="Paragraph-115"/>
      <text:p text:style-name="Paragraph-116"/>
      <text:p text:style-name="Paragraph-117"/>
      <text:p text:style-name="Paragraph-118"/>
      <text:p text:style-name="Paragraph-119"/>
      <text:p text:style-name="Paragraph-120"/>
      <text:p text:style-name="Paragraph-121"/>
      <text:p text:style-name="Paragraph-122"/>
      <text:p text:style-name="Paragraph-123"/>
      <text:p text:style-name="Paragraph-124"><text:span text:style-name="p124-1-1">[ </text:span><text:span text:style-name="p124-1-2">직  제  규  정  시  행  내  규 </text:span><text:span text:style-name="p124-1-3">]</text:span></text:p>
      <text:p text:style-name="Paragraph-125"/>
      <text:p text:style-name="Paragraph-126"/>
      <text:p text:style-name="바탕글"><text:span text:style-name="p127-1-1"> 1. 다음은 직제규정시행내규에 대한 설명이다. 틀린것은 ?</text:span></text:p>
      <text:p text:style-name="바탕글"><text:span text:style-name="p128-1-1">  가. 업무분장에 대해 상호이견이 있을경우 쌍방이 같은 직상급자에 소속할 경우는 그 직상  </text:span><text:span text:style-name="p128-2-1">      급자의 결정에 의한다.</text:span></text:p>
      <text:p text:style-name="바탕글"><text:span text:style-name="p129-1-1">  나. 업무분장에 대해 상호이견이 있을경우 쌍방이 각각 직상급자를 달리할 경우에는 그 직  </text:span><text:span text:style-name="p129-2-1">      상급자간의 협의에 의한다.</text:span></text:p>
      <text:p text:style-name="바탕글"><text:span text:style-name="p130-1-1">  다. 업무능률의 향상의 효율성, 책임소재를 명확히 하기위하여 과별로 업무를 분장한다.</text:span></text:p>
      <text:p text:style-name="바탕글"><text:span text:style-name="p131-1-1">  라. 부서장은 과단위 업무의분장, 부장은 소속직원 개인별 업무분장을 조정한다.</text:span></text:p>
      <text:p text:style-name="바탕글"/>
      <text:p text:style-name="바탕글"><text:span text:style-name="p133-1-1"> 2. 다음은 직제규정시행내규에 대한 설명이다. 틀린것은 ?</text:span></text:p>
      <text:p text:style-name="바탕글"><text:span text:style-name="p134-1-1">  가. 업무분장에 대해 이견이 있을경우 쌍방이 각각 직상급자를 달리할 경우에 그 직상급자</text:span></text:p>
      <text:p text:style-name="바탕글"><text:span text:style-name="p135-1-1">      간의 협의가되지 아니하는 경우에는 소관이사가 조정한다.</text:span></text:p>
      <text:p text:style-name="바탕글"><text:span text:style-name="p136-1-1">  나. 부서장이 사고가 있을때에는 직제의 순위에 따른 차하위자가 그직무를 대행한다.</text:span></text:p>
      <text:p text:style-name="바탕글"><text:span text:style-name="p137-1-1">  다. 현업기관의 소, 부, 지소 및 분소별인원은 정원의 범위내에서 운영하되 필요한 경우 한  </text:span><text:span text:style-name="p137-2-1">     시적으로 해당 현업부서 전체정원의 범위내에서 업무에 따라 현업기관의 장이 조정할수  </text:span><text:span text:style-name="p137-3-1">     있으며 과 및 분소의 업무나 작업의 성격상 근무단위별 책임제운영이 필요한 경우에는  </text:span><text:span text:style-name="p137-4-1">     책임자를 지정 운영할 수 있으며 책임자 지정에 관한 사항 등은 이사장이 따로 정한다.</text:span></text:p>
      <text:p text:style-name="바탕글"><text:span text:style-name="p138-1-1">  라. 부서장은 과단위 업무의분장, 부장은 소속직원 개인별 업무분장을 조정한다.</text:span></text:p>
      <text:p text:style-name="바탕글"/>
      <text:p text:style-name="바탕글"><text:span text:style-name="p140-1-1"> 3. 다음중 기획처 경영관리부의 분장업무가 아닌것은 ?</text:span></text:p>
      <text:p text:style-name="바탕글"><text:span text:style-name="p141-1-1">  가. 조직 및 정원관리에 관한사항</text:span></text:p>
      <text:p text:style-name="바탕글"><text:span text:style-name="p142-1-1">  나. 정관개정에 관한사항</text:span></text:p>
      <text:p text:style-name="바탕글"><text:span text:style-name="p143-1-1">  다. 공단법인 등기 업무</text:span></text:p>
      <text:p text:style-name="바탕글"><text:span text:style-name="p144-1-1">  라. 소송 및 법률고문 중계업무의 총괄</text:span></text:p>
      <text:p text:style-name="바탕글"/>
      <text:p text:style-name="바탕글"><text:span text:style-name="p146-1-1"> 4. 다음중 총무처 인사부의 분장업무가 아닌것은 ?</text:span></text:p>
      <text:p text:style-name="바탕글"><text:span text:style-name="p147-1-1">  가. 직원교육 및 훈련에 관한사항 총괄</text:span></text:p>
      <text:p text:style-name="바탕글"><text:span text:style-name="p148-1-1">  나. 징계위원회 운영</text:span></text:p>
      <text:p text:style-name="바탕글"><text:span text:style-name="p149-1-1">  다. 당직업무관리</text:span></text:p>
      <text:p text:style-name="바탕글"><text:span text:style-name="p150-1-1">  라. 보수제도, 보수, 퇴직금 및 경조비 지급업무</text:span></text:p>
      <text:p text:style-name="바탕글"/>
      <text:p text:style-name="바탕글"><text:span text:style-name="p152-1-1"> 5. 다음중 분장업무가 바르게 짝지워진 것은</text:span><text:span text:style-name="p152-1-2">？</text:span></text:p>
      <text:p text:style-name="바탕글"><text:span text:style-name="p153-1-1">  가. 안전관리실 안전지도부 -- 재난관리법 및 지연재해대책법 관련업무 총괄</text:span></text:p>
      <text:p text:style-name="바탕글"><text:span text:style-name="p154-1-1">  나. 건설1처 계획설계부 -- 건설분야사고조사 및 처리</text:span></text:p>
      <text:p text:style-name="바탕글"><text:span text:style-name="p155-1-1">  다. 기획처 경영관리부 -- 각종지시사항 종합처리 및 관리</text:span></text:p>
      <text:p text:style-name="바탕글"><text:span text:style-name="p156-1-1">  라. 안전관리실 안전계획부 -- 산업보건에 관한 업무</text:span></text:p>
      <text:p text:style-name="바탕글"/>
      <text:p text:style-name="바탕글"/>
      <text:p text:style-name="바탕글"/>
      <text:p text:style-name="바탕글"><text:span text:style-name="p160-1-1"> 6. 다음중 분장업무가 바르게 짝지워진 것은</text:span><text:span text:style-name="p160-1-2">？</text:span></text:p>
      <text:p text:style-name="바탕글"><text:span text:style-name="p161-1-1">  가. 기획처 기획예산부 -- 운영위원회 운영에 관한사항</text:span></text:p>
      <text:p text:style-name="바탕글"><text:span text:style-name="p162-1-1">  나. 운수처 영업부 -- 운수영업 선전에 관한사항</text:span></text:p>
      <text:p text:style-name="바탕글"><text:span text:style-name="p163-1-1">  다. 운수처 운수부 -- 지하철 문고관리에 관한사항</text:span></text:p>
      <text:p text:style-name="바탕글"><text:span text:style-name="p164-1-1">  라. 총무처 인사부 -- 이사회 운영총괄</text:span></text:p>
      <text:p text:style-name="바탕글"/>
      <text:p text:style-name="바탕글"><text:span text:style-name="p166-1-1"> 7. 다음중 분장업무가 바르게 짝지워진 것은</text:span><text:span text:style-name="p166-1-2">？</text:span></text:p>
      <text:p text:style-name="바탕글"><text:span text:style-name="p167-1-1">  가. 총무처 노무복지부 -- 소송 및 법률고문 중계업무의 총괄</text:span></text:p>
      <text:p text:style-name="바탕글"><text:span text:style-name="p168-1-1">  나. 총무처 총무부 -- 공단법인 등기업무</text:span></text:p>
      <text:p text:style-name="바탕글"><text:span text:style-name="p169-1-1">  다. 총무처 총무부 -- 화재보험에 관한사항</text:span></text:p>
      <text:p text:style-name="바탕글"><text:span text:style-name="p170-1-1">  라. 재정처 경리부 -- 물품구매 검사, 검수입회</text:span></text:p>
      <text:p text:style-name="바탕글"/>
      <text:p text:style-name="바탕글"><text:span text:style-name="p172-1-1"> 8. 다음중 분장업무가 잘못 짝지워진 것은</text:span><text:span text:style-name="p172-1-2">？</text:span></text:p>
      <text:p text:style-name="바탕글"><text:span text:style-name="p173-1-1">  가. 안전관리실 안전계획부 -- 산업보건에 관한 업무</text:span></text:p>
      <text:p text:style-name="바탕글"><text:span text:style-name="p174-1-1">  나. 재정처 경리부 -- 공사, 용역, 물품구매계약 및 검사입회</text:span></text:p>
      <text:p text:style-name="바탕글"><text:span text:style-name="p175-1-1">  다. 건설1처 계획설계부 -- 차량기지 기본실시설계 및 공사업무</text:span></text:p>
      <text:p text:style-name="바탕글"><text:span text:style-name="p176-1-1">  라. 총무처 인사부 -- 당직업무관리</text:span></text:p>
      <text:p text:style-name="바탕글"/>
      <text:p text:style-name="바탕글"><text:span text:style-name="p178-1-1"> 9. 다음중 분장업무가 잘못 짝지워진 것은</text:span><text:span text:style-name="p178-1-2">？</text:span></text:p>
      <text:p text:style-name="바탕글"><text:span text:style-name="p179-1-1">  가. 총무처 노무복지부 -- 직원체육에 관한사항</text:span></text:p>
      <text:p text:style-name="바탕글"><text:span text:style-name="p180-1-1">  나. 재정처 경리부 -- 근로소득에 관한 연말정산업무</text:span></text:p>
      <text:p text:style-name="바탕글"><text:span text:style-name="p181-1-1">  다. 기획처 기획예산부 -- 중장기 재정계획수립 및 조정</text:span></text:p>
      <text:p text:style-name="바탕글"><text:span text:style-name="p182-1-1">  라. 총무처 인사부 -- 직원교육 및 훈련에 관한사항 총괄</text:span></text:p>
      <text:p text:style-name="바탕글"/>
      <text:p text:style-name="바탕글"><text:span text:style-name="p184-1-1">10. 다음중 호포승무관리소 운영부장의 보직기준으로 맞는 것은 </text:span><text:span text:style-name="p184-1-2">？</text:span></text:p>
      <text:p text:style-name="바탕글"><text:span text:style-name="p185-1-1">  가. 2급 운영                        나. 2급 또는 3급 운전</text:span></text:p>
      <text:p text:style-name="바탕글"><text:span text:style-name="p186-1-1">  다. 2급 또는 3급 운영, 운전          라. 2급 운영, 운전</text:span></text:p>
      <text:p text:style-name="바탕글"/>
      <text:p text:style-name="바탕글"><text:span text:style-name="p188-1-1">11. 다음중 호포승무관리소 교육지도부장의 보직기준으로 맞는 것은 </text:span><text:span text:style-name="p188-1-2">？</text:span></text:p>
      <text:p text:style-name="바탕글"><text:span text:style-name="p189-1-1">  가. 2급 운영                        나. 2급 또는 3급 운전</text:span></text:p>
      <text:p text:style-name="바탕글"><text:span text:style-name="p190-1-1">  다. 2급 또는 3급 운영, 운전          라. 2급 운영, 운전</text:span></text:p>
      <text:p text:style-name="바탕글"/>
      <text:p text:style-name="바탕글"><text:span text:style-name="p192-1-1">12. 다음중 승무관리소 신평지소장의 보직기준으로 맞는 것은 </text:span><text:span text:style-name="p192-1-2">？</text:span></text:p>
      <text:p text:style-name="바탕글"><text:span text:style-name="p193-1-1">  가. 2급 운전                        나. 3급 운전</text:span></text:p>
      <text:p text:style-name="바탕글"><text:span text:style-name="p194-1-1">  다. 2급, 3급 운영, 운전              라. 2급 운영, 운전</text:span></text:p>
      <text:p text:style-name="바탕글"/>
      <text:p text:style-name="바탕글"><text:span text:style-name="p196-1-1">13. 다음중 시설관리소 설비보수부장의 보직기준으로 맞는 것은</text:span><text:span text:style-name="p196-1-2">？</text:span></text:p>
      <text:p text:style-name="바탕글"><text:span text:style-name="p197-1-1">  가. 2급 또는 3급 기계               나. 2급 또는 3급 전기</text:span></text:p>
      <text:p text:style-name="바탕글"><text:span text:style-name="p198-1-1">  다. 2급 또는 3급 건축, 기계          라. 2급 또는 3급 기계, 전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10pt" style:font-size-asian="10pt" style:font-size-complex="10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견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.3cm" fo:margin-right="1.3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